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ce1e" officeooo:paragraph-rsid="001ece1e"/>
    </style:style>
    <style:style style:name="P2" style:family="paragraph" style:parent-style-name="Preformatted_20_Text">
      <style:text-properties officeooo:rsid="001ece1e" officeooo:paragraph-rsid="001f8b72"/>
    </style:style>
    <style:style style:name="P3" style:family="paragraph" style:parent-style-name="Standard">
      <style:text-properties officeooo:rsid="001795be" officeooo:paragraph-rsid="001795be"/>
    </style:style>
    <style:style style:name="P4" style:family="paragraph" style:parent-style-name="Standard">
      <style:text-properties officeooo:rsid="001939ee" officeooo:paragraph-rsid="001939ee"/>
    </style:style>
    <style:style style:name="P5" style:family="paragraph" style:parent-style-name="Standard">
      <style:text-properties officeooo:rsid="001939ee" officeooo:paragraph-rsid="001ac60e"/>
    </style:style>
    <style:style style:name="P6" style:family="paragraph" style:parent-style-name="Standard">
      <style:text-properties officeooo:rsid="001939ee" officeooo:paragraph-rsid="001795be"/>
    </style:style>
    <style:style style:name="P7" style:family="paragraph" style:parent-style-name="Standard">
      <style:text-properties officeooo:rsid="001ac60e" officeooo:paragraph-rsid="001ac60e"/>
    </style:style>
    <style:style style:name="P8" style:family="paragraph" style:parent-style-name="Standard">
      <style:text-properties officeooo:rsid="001c8a3a" officeooo:paragraph-rsid="001c8a3a"/>
    </style:style>
    <style:style style:name="P9" style:family="paragraph" style:parent-style-name="Standard">
      <style:text-properties officeooo:rsid="001ece1e" officeooo:paragraph-rsid="001ece1e"/>
    </style:style>
    <style:style style:name="P10" style:family="paragraph" style:parent-style-name="Standard">
      <style:text-properties officeooo:rsid="001ece1e" officeooo:paragraph-rsid="00218574"/>
    </style:style>
    <style:style style:name="P11" style:family="paragraph" style:parent-style-name="Standard">
      <style:text-properties officeooo:rsid="001fefc2" officeooo:paragraph-rsid="001fefc2"/>
    </style:style>
    <style:style style:name="P12" style:family="paragraph" style:parent-style-name="Standard">
      <style:text-properties officeooo:rsid="00219179" officeooo:paragraph-rsid="00219179"/>
    </style:style>
    <style:style style:name="P13" style:family="paragraph" style:parent-style-name="Standard">
      <style:text-properties officeooo:rsid="00219179" officeooo:paragraph-rsid="002315c2"/>
    </style:style>
    <style:style style:name="P14" style:family="paragraph" style:parent-style-name="Standard">
      <style:text-properties officeooo:rsid="002315c2" officeooo:paragraph-rsid="002315c2"/>
    </style:style>
    <style:style style:name="P15" style:family="paragraph" style:parent-style-name="Standard">
      <style:text-properties officeooo:rsid="002315c2" officeooo:paragraph-rsid="00248a85"/>
    </style:style>
    <style:style style:name="P16" style:family="paragraph" style:parent-style-name="Standard">
      <style:text-properties officeooo:rsid="00248a85" officeooo:paragraph-rsid="00248a85"/>
    </style:style>
    <style:style style:name="P17" style:family="paragraph" style:parent-style-name="Standard">
      <style:text-properties officeooo:rsid="002c91ce" officeooo:paragraph-rsid="002c91ce"/>
    </style:style>
    <style:style style:name="P18" style:family="paragraph" style:parent-style-name="Standard">
      <style:text-properties officeooo:rsid="002cf37e" officeooo:paragraph-rsid="002cf37e"/>
    </style:style>
    <style:style style:name="P19" style:family="paragraph" style:parent-style-name="Standard">
      <style:text-properties officeooo:rsid="001ac60e" officeooo:paragraph-rsid="001ac60e"/>
    </style:style>
    <style:style style:name="P20" style:family="paragraph" style:parent-style-name="Standard">
      <style:text-properties officeooo:rsid="002cf37e" officeooo:paragraph-rsid="003079d6"/>
    </style:style>
    <style:style style:name="P21" style:family="paragraph" style:parent-style-name="Standard">
      <style:text-properties fo:font-weight="bold" officeooo:rsid="001795be" officeooo:paragraph-rsid="001795be" style:font-weight-asian="bold" style:font-weight-complex="bold"/>
    </style:style>
    <style:style style:name="P22" style:family="paragraph" style:parent-style-name="Standard">
      <style:text-properties officeooo:rsid="001939ee" officeooo:paragraph-rsid="003079d6"/>
    </style:style>
    <style:style style:name="P23" style:family="paragraph" style:parent-style-name="Standard">
      <style:text-properties officeooo:rsid="001939ee" officeooo:paragraph-rsid="001795be"/>
    </style:style>
    <style:style style:name="P24" style:family="paragraph" style:parent-style-name="Standard">
      <style:text-properties officeooo:rsid="001939ee" officeooo:paragraph-rsid="001939ee"/>
    </style:style>
    <style:style style:name="P25" style:family="paragraph" style:parent-style-name="Standard">
      <style:text-properties officeooo:rsid="001ece1e" officeooo:paragraph-rsid="003079d6"/>
    </style:style>
    <style:style style:name="P26" style:family="paragraph" style:parent-style-name="Standard">
      <style:text-properties officeooo:rsid="001ece1e" officeooo:paragraph-rsid="001ece1e"/>
    </style:style>
    <style:style style:name="P27" style:family="paragraph" style:parent-style-name="Standard">
      <style:text-properties officeooo:rsid="001fefc2" officeooo:paragraph-rsid="001fefc2"/>
    </style:style>
    <style:style style:name="P28" style:family="paragraph" style:parent-style-name="Standard">
      <style:text-properties officeooo:rsid="00219179" officeooo:paragraph-rsid="00219179"/>
    </style:style>
    <style:style style:name="P29" style:family="paragraph" style:parent-style-name="Standard">
      <style:text-properties officeooo:rsid="002315c2" officeooo:paragraph-rsid="002315c2"/>
    </style:style>
    <style:style style:name="P30" style:family="paragraph" style:parent-style-name="Standard">
      <style:text-properties officeooo:rsid="00323975" officeooo:paragraph-rsid="00323975"/>
    </style:style>
    <style:style style:name="P31" style:family="paragraph" style:parent-style-name="Preformatted_20_Text">
      <style:text-properties officeooo:rsid="001ece1e" officeooo:paragraph-rsid="003079d6"/>
    </style:style>
    <style:style style:name="P32" style:family="paragraph" style:parent-style-name="Preformatted_20_Text">
      <style:text-properties officeooo:rsid="001ece1e" officeooo:paragraph-rsid="001ece1e"/>
    </style:style>
    <style:style style:name="P33" style:family="paragraph" style:parent-style-name="Preformatted_20_Text">
      <style:text-properties officeooo:rsid="001ece1e" officeooo:paragraph-rsid="001f8b72"/>
    </style:style>
    <style:style style:name="P34" style:family="paragraph" style:parent-style-name="Preformatted_20_Text">
      <style:text-properties officeooo:rsid="001ece1e" officeooo:paragraph-rsid="0031a258"/>
    </style:style>
    <style:style style:name="T1" style:family="text">
      <style:text-properties officeooo:rsid="001939ee"/>
    </style:style>
    <style:style style:name="T2" style:family="text">
      <style:text-properties officeooo:rsid="00196e51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officeooo:rsid="001f8b72" fo:background-color="#eff0f1" loext:char-shading-value="0" loext:padding="0in" loext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officeooo:rsid="0031a258" fo:background-color="#eff0f1" loext:char-shading-value="0" loext:padding="0in" loext:border="none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bold" officeooo:rsid="0031a258" fo:background-color="#eff0f1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fo:color="#242729" style:font-name="Liberation Serif" fo:font-size="13pt" fo:letter-spacing="normal" fo:font-style="normal" fo:font-weight="normal" officeooo:rsid="001f8b72" fo:background-color="#eff0f1" loext:char-shading-value="0" style:font-size-asian="13pt" style:font-size-complex="13pt" loext:padding="0in" loext:border="none"/>
    </style:style>
    <style:style style:name="T8" style:family="text">
      <style:text-properties fo:font-variant="normal" fo:text-transform="none" fo:color="#242729" style:font-name="Liberation Serif" fo:font-size="13pt" fo:letter-spacing="normal" fo:font-style="normal" fo:font-weight="normal" officeooo:rsid="003079d6" fo:background-color="#eff0f1" loext:char-shading-value="0" style:font-size-asian="13pt" style:font-size-complex="13pt" loext:padding="0in" loext:border="none"/>
    </style:style>
    <style:style style:name="T9" style:family="text">
      <style:text-properties fo:font-variant="normal" fo:text-transform="none" fo:color="#242729" style:font-name="Liberation Serif" fo:font-size="9.75pt" fo:letter-spacing="normal" fo:font-style="normal" fo:font-weight="normal" officeooo:rsid="0031a258" fo:background-color="#eff0f1" loext:char-shading-value="0" loext:padding="0in" loext:border="none"/>
    </style:style>
    <style:style style:name="T10" style:family="text">
      <style:text-properties fo:font-variant="normal" fo:text-transform="none" fo:color="#242729" style:font-name="Liberation Serif" fo:font-size="9.75pt" fo:letter-spacing="normal" fo:font-style="normal" fo:font-weight="bold" officeooo:rsid="0031a258" fo:background-color="#eff0f1" loext:char-shading-value="0" style:font-weight-asian="bold" style:font-weight-complex="bold" loext:padding="0in" loext:border="none"/>
    </style:style>
    <style:style style:name="T11" style:family="text">
      <style:text-properties fo:font-variant="normal" fo:text-transform="none" fo:color="#242729" style:font-name="Liberation Serif" fo:font-size="12pt" fo:letter-spacing="normal" fo:font-style="normal" fo:font-weight="normal" officeooo:rsid="001f8b72" fo:background-color="#eff0f1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242729" style:font-name="Liberation Serif" fo:font-size="12pt" fo:letter-spacing="normal" fo:font-style="normal" fo:font-weight="normal" officeooo:rsid="003079d6" fo:background-color="#eff0f1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242729" style:font-name="Liberation Serif" fo:font-size="12pt" fo:letter-spacing="normal" fo:font-style="normal" fo:font-weight="normal" officeooo:rsid="0031a258" fo:background-color="#eff0f1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fo:color="#242729" style:font-name="Liberation Serif" fo:font-size="12pt" fo:letter-spacing="normal" fo:font-style="normal" fo:font-weight="bold" officeooo:rsid="0031a258" fo:background-color="#eff0f1" loext:char-shading-value="0" style:font-size-asian="12pt" style:font-weight-asian="bold" style:font-size-complex="12pt" style:font-weight-complex="bold" loext:padding="0in" loext:border="none"/>
    </style:style>
    <style:style style:name="T15" style:family="text">
      <style:text-properties fo:font-variant="normal" fo:text-transform="none" fo:color="#242729" style:font-name="Liberation Serif" fo:letter-spacing="normal" fo:font-style="normal" fo:font-weight="normal" officeooo:rsid="0031a258" fo:background-color="#eff0f1" loext:char-shading-value="0" loext:padding="0in" loext:border="none"/>
    </style:style>
    <style:style style:name="T16" style:family="text">
      <style:text-properties fo:font-variant="normal" fo:text-transform="none" fo:color="#242729" style:font-name="Liberation Serif" fo:letter-spacing="normal" fo:font-style="normal" fo:font-weight="bold" officeooo:rsid="0031a258" fo:background-color="#eff0f1" loext:char-shading-value="0" style:font-weight-asian="bold" style:font-weight-complex="bold" loext:padding="0in" loext:border="none"/>
    </style:style>
    <style:style style:name="T17" style:family="text">
      <style:text-properties fo:font-variant="normal" fo:text-transform="none" fo:color="#242729" fo:font-size="9.75pt" fo:letter-spacing="normal" fo:font-style="normal" fo:font-weight="normal" officeooo:rsid="0031a258" fo:background-color="#eff0f1" loext:char-shading-value="0" loext:padding="0in" loext:border="none"/>
    </style:style>
    <style:style style:name="T18" style:family="text">
      <style:text-properties fo:font-variant="normal" fo:text-transform="none" fo:color="#242729" fo:font-size="9.75pt" fo:letter-spacing="normal" fo:font-style="normal" fo:font-weight="bold" officeooo:rsid="0031a258" fo:background-color="#eff0f1" loext:char-shading-value="0" style:font-weight-asian="bold" style:font-weight-complex="bold" loext:padding="0in" loext:border="none"/>
    </style:style>
    <style:style style:name="T19" style:family="text">
      <style:text-properties officeooo:rsid="00218574"/>
    </style:style>
    <style:style style:name="T20" style:family="text">
      <style:text-properties officeooo:rsid="00219179"/>
    </style:style>
    <style:style style:name="T21" style:family="text">
      <style:text-properties officeooo:rsid="002315c2"/>
    </style:style>
    <style:style style:name="T22" style:family="text">
      <style:text-properties officeooo:rsid="00248a85"/>
    </style:style>
    <style:style style:name="T23" style:family="text">
      <style:text-properties officeooo:rsid="0027b60d"/>
    </style:style>
    <style:style style:name="T24" style:family="text">
      <style:text-properties officeooo:rsid="003079d6"/>
    </style:style>
    <style:style style:name="T25" style:family="text">
      <style:text-properties fo:font-weight="bold" officeooo:rsid="003079d6" style:font-weight-asian="bold" style:font-weight-complex="bold"/>
    </style:style>
    <style:style style:name="T26" style:family="text">
      <style:text-properties fo:font-weight="bold" officeooo:rsid="00219179" style:font-weight-asian="bold" style:font-weight-complex="bold"/>
    </style:style>
    <style:style style:name="T27" style:family="text">
      <style:text-properties officeooo:rsid="0031a2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/>
      <text:p text:style-name="P30">Being Aerys</text:p>
      <text:p text:style-name="P21">How to count the number of <text:span text:style-name="T1">replications of each distinct </text:span>word in a <text:span text:style-name="T1">text </text:span>document using Hadoop MapReduce?</text:p>
      <text:p text:style-name="P21"/>
      <text:p text:style-name="P6">1.Go to sbin directory inside hadoop <text:span text:style-name="T23">main directory</text:span>.</text:p>
      <text:p text:style-name="P6"/>
      <text:p text:style-name="P4">2.Open a terminal in that location.</text:p>
      <text:p text:style-name="P4"/>
      <text:p text:style-name="P4">3.Type ./start-all.sh and Press Enter. This command starts all the daemons necessary for hadoop. These daemons can be individually started as well.</text:p>
      <text:p text:style-name="P4"/>
      <text:p text:style-name="P4">4.Type jps and Enter to see whether all daemons (NameNode, DataNode, ResourceManager, NodeManager, SecondaryNameNode, and JPS) are running or not. If not, feel free to make necessary amends. </text:p>
      <text:p text:style-name="P4"/>
      <text:p text:style-name="P22">5.<text:span text:style-name="T2">Now get a text file <text:s/>to count word repetitions. For example, we have a text file named <text:s/>Musician.txt at the following location:</text:span></text:p>
      <text:p text:style-name="P22"/>
      <text:p text:style-name="P22"><text:span text:style-name="T2"><text:s/></text:span><text:a xlink:type="simple" xlink:href="../Musician.txt" text:style-name="Internet_20_link" text:visited-style-name="Visited_20_Internet_20_Link"><text:span text:style-name="T2">file:///home/beingaerys/Documents/Big_Data_Practice/Musician.txt</text:span></text:a><text:span text:style-name="T2"> on our system. Just like we studied in class, <text:s/>we need to store this file at Hadoop’s own DFS before we can use MapReduce() on it.</text:span></text:p>
      <text:p text:style-name="P5"/>
      <text:p text:style-name="P7">For this, go inside the bin directory fron sbin directory using cd ../bin (Here double periods represent a step <text:span text:style-name="T24">back</text:span> in the directory <text:span text:style-name="T24">location.</text:span>)</text:p>
      <text:p text:style-name="P7"/>
      <text:p text:style-name="P8">Now, <text:span text:style-name="T24">lets</text:span> create a directory in <text:span text:style-name="T24">HDFS</text:span> where we will eventually dump our input file <text:span text:style-name="T24">Musician.txt</text:span>.</text:p>
      <text:p text:style-name="P8"/>
      <text:p text:style-name="P8"/>
      <text:p text:style-name="P9"/>
      <text:p text:style-name="P9"><text:span text:style-name="T24">{</text:span><text:span text:style-name="T25"> NOTE </text:span><text:span text:style-name="T24">: </text:span>If you get an error that NameNode is in safe mode dont worry its because HDFS keeps NameNode in Safe Mode for a while after starting up. Use<text:span text:style-name="T24"> </text:span></text:p>
      <text:p text:style-name="P1"><text:span text:style-name="Source_20_Text"><text:span text:style-name="T3">hadoop dfsadmin -safemode leave <text:s text:c="7"/></text:span></text:span><text:span text:style-name="Source_20_Text"><text:span text:style-name="T7">inside bin directory </text:span></text:span><text:span text:style-name="Source_20_Text"><text:span text:style-name="T8">to leave the safe mode.}</text:span></text:span></text:p>
      <text:p text:style-name="P1"><text:span text:style-name="Source_20_Text"><text:span text:style-name="T7"/></text:span></text:p>
      <text:p text:style-name="P1"><text:span text:style-name="Source_20_Text"><text:span text:style-name="T7"/></text:span></text:p>
      <text:p text:style-name="P25"><text:span text:style-name="Source_20_Text"><text:span text:style-name="T8">Create a directory named MapReduceDirectory as below where we will keep our input as well as output files.</text:span></text:span></text:p>
      <text:p text:style-name="P1"><text:span text:style-name="Source_20_Text"><text:span text:style-name="T4"/></text:span></text:p>
      <text:p text:style-name="P31"/>
      <text:p text:style-name="P31"><text:span text:style-name="Source_20_Text"><text:span text:style-name="T4"><text:s/>hdfs dfs -mkdir /MapReduceExamples</text:span></text:span></text:p>
      <text:p text:style-name="P2"><text:span text:style-name="Source_20_Text"><text:span text:style-name="T4"/></text:span></text:p>
      <text:p text:style-name="P2"><text:span text:style-name="Source_20_Text"><text:span text:style-name="T11">Then create another directory inside this new directory for </text:span></text:span><text:span text:style-name="Source_20_Text"><text:span text:style-name="T12">Musician.txt</text:span></text:span><text:span text:style-name="Source_20_Text"><text:span text:style-name="T11"> to be dumped in HDFS </text:span></text:span></text:p>
      <text:p text:style-name="P2"><text:span text:style-name="Source_20_Text"><text:span text:style-name="T4"/></text:span></text:p>
      <text:p text:style-name="P2"><text:span text:style-name="Source_20_Text"><text:span text:style-name="T4"><text:s/>hdfs dfs -mkdir /MapReduceExamples/input_data_directory</text:span></text:span></text:p>
      <text:p text:style-name="P10"><text:span text:style-name="Source_20_Text"><text:span text:style-name="T4"/></text:span></text:p>
      <text:p text:style-name="P2"><text:span text:style-name="Source_20_Text"><text:span text:style-name="T4"/></text:span></text:p>
      <text:p text:style-name="P34"><text:span text:style-name="Source_20_Text"><text:span text:style-name="T4">Now its time to dump ou</text:span></text:span><text:span text:style-name="Source_20_Text"><text:span text:style-name="T5">r</text:span></text:span><text:span text:style-name="Source_20_Text"><text:span text:style-name="T4"> text file Musician.txt to this input_data_directory as</text:span></text:span></text:p>
      <text:p text:style-name="P34"><text:span text:style-name="Source_20_Text"><text:span text:style-name="T4"/></text:span></text:p>
      <text:p text:style-name="P34"><text:span text:style-name="Source_20_Text"><text:span text:style-name="T4"><text:s/></text:span></text:span></text:p>
      <text:p text:style-name="P2"><text:span text:style-name="Source_20_Text"><text:span text:style-name="T4">hdfs dfs -put file:///home/beingaerys/Documents/Big_Data_Practice/Musician.txt /MapReduceExamples/input_data_directory</text:span></text:span></text:p>
      <text:p text:style-name="P2"><text:span text:style-name="Source_20_Text"><text:span text:style-name="T4"/></text:span></text:p>
      <text:p text:style-name="P34"><text:span text:style-name="Source_20_Text"><text:span text:style-name="T13">{</text:span></text:span><text:span text:style-name="Source_20_Text"><text:span text:style-name="T14">NOTE</text:span></text:span><text:span text:style-name="Source_20_Text"><text:span text:style-name="T13">: There is a whitespace between the two directory names in the command above.}</text:span></text:span></text:p>
      <text:p text:style-name="P34"><text:span text:style-name="Source_20_Text"><text:span text:style-name="T13"/></text:span></text:p>
      <text:p text:style-name="P2"><text:span text:style-name="Source_20_Text"><text:span text:style-name="T4"/></text:span></text:p>
      <text:p text:style-name="P11">6.To view whether you successfully <text:span text:style-name="T19">dumped </text:span>the file or not, use </text:p>
      <text:p text:style-name="P11"/>
      <text:p text:style-name="P11"><text:soft-page-break/>hdfs dfs -ls /MapReduceExamples/input_data_directory</text:p>
      <text:p text:style-name="P11"/>
      <text:p text:style-name="P11"/>
      <text:p text:style-name="P11">7. <text:span text:style-name="T20">Now go to the directory that contains the jar file with default java codes for several mapreduce example programs including </text:span><text:span text:style-name="T26">wordcount</text:span></text:p>
      <text:p text:style-name="P11"><text:tab/><text:span text:style-name="T20">It is located in share/hadoop/mapreduce directory.</text:span></text:p>
      <text:p text:style-name="P11"/>
      <text:p text:style-name="P11"><text:tab/><text:span text:style-name="T20">Open a new terminal here and then type </text:span></text:p>
      <text:p text:style-name="P11"/>
      <text:p text:style-name="P11"><text:tab/><text:span text:style-name="T20">hadoop jar hadoop-mapreduce-examples.2.7.3.jar </text:span><text:span text:style-name="T26">//your hadoop version may differ</text:span></text:p>
      <text:p text:style-name="P11"/>
      <text:p text:style-name="P12">It will give u a list of default programs available. Among them is <text:span text:style-name="T27">a </text:span>wordcount program as well.</text:p>
      <text:p text:style-name="P12"/>
      <text:p text:style-name="P12">8.Let us see the contents of our input file Musician.txt</text:p>
      <text:p text:style-name="P12"><text:tab/>in the same mapreduce directory terminal type</text:p>
      <text:p text:style-name="P12"/>
      <text:p text:style-name="P13"><text:tab/><text:span text:style-name="T21"> hadoop dfs -cat /MapReduceExamples/input_data_directory/Musician.txt</text:span></text:p>
      <text:p text:style-name="P13"/>
      <text:p text:style-name="P14">Youll see the contents displayed.</text:p>
      <text:p text:style-name="P14"/>
      <text:p text:style-name="P14">9. Now execute the actual mapreduce routine as</text:p>
      <text:p text:style-name="P14"><text:tab/><text:span text:style-name="T20">hadoop jar hadoop-mapreduce-examples.2.7.3.jar </text:span>wordcount /MapReduceExamples/input_data_directory/Musician.txt <text:span text:style-name="T22">output_data_directory</text:span></text:p>
      <text:p text:style-name="P14"/>
      <text:p text:style-name="P14">Youll see that successful message appears in a while.</text:p>
      <text:p text:style-name="P14">10.Now lets see the output</text:p>
      <text:p text:style-name="P15"><text:tab/><text:span text:style-name="T22">hadoop dfs -ls /MapReduceExamples/output_data_directory</text:span></text:p>
      <text:p text:style-name="P15"/>
      <text:p text:style-name="P16">Youll see that 2 files have been created.</text:p>
      <text:p text:style-name="P16">The output is present in the part file and we’ll read that file now using cat command. </text:p>
      <text:p text:style-name="P16"/>
      <text:p text:style-name="P16">hadoop dfs -cat /MapReduceExamples/output_data_directory/part-r-00000</text:p>
      <text:p text:style-name="P16"/>
      <text:p text:style-name="P16">Voila, the word count is displayed on your console. Now I can die in peace.</text:p>
      <text:p text:style-name="P7"/>
      <text:p text:style-name="P7"/>
      <text:p text:style-name="P7"/>
      <text:p text:style-name="P7"/>
      <text:p text:style-name="P20"/>
      <text:p text:style-name="P20">//Install garera hdfs-site file ma user ko thau ma being aerys ani name ko thau ma data banai</text:p>
      <text:p text:style-name="P7"/>
      <text:p text:style-name="P17">//Current directory create bhayena bhanne error aayo bhaen bin bhitra gayera format ho ki start wala code hande <text:s/>hunx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7:23:39.256354379</meta:creation-date>
    <dc:date>2018-08-08T01:30:30.965491463</dc:date>
    <meta:editing-duration>PT37M20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42" meta:word-count="505" meta:character-count="3428" meta:non-whitespace-character-count="2935"/>
  </office:meta>
</office:document-meta>
</file>